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17e727" officeooo:paragraph-rsid="0017e727"/>
    </style:style>
    <style:style style:name="P2" style:family="paragraph" style:parent-style-name="Standard">
      <style:paragraph-properties style:line-height-at-least="0.503cm"/>
      <style:text-properties fo:color="#f8f8f2" style:font-name="Consolas" fo:font-size="10.5pt" fo:font-weight="normal" fo:background-color="#272822"/>
    </style:style>
    <style:style style:name="P3" style:family="paragraph" style:parent-style-name="Standard">
      <style:text-properties fo:color="#f8f8f2" style:font-name="Consolas" fo:font-size="10.5pt" fo:font-weight="normal" officeooo:rsid="0018b47c" officeooo:paragraph-rsid="0018b47c" fo:background-color="#272822"/>
    </style:style>
    <style:style style:name="P4" style:family="paragraph" style:parent-style-name="Standard">
      <style:paragraph-properties style:line-height-at-least="0.503cm"/>
      <style:text-properties fo:color="#f8f8f2" style:font-name="Consolas" fo:font-size="10.5pt" fo:font-weight="normal" officeooo:rsid="0018b47c" officeooo:paragraph-rsid="0018b47c" fo:background-color="#272822"/>
    </style:style>
    <style:style style:name="P5" style:family="paragraph" style:parent-style-name="Standard">
      <style:paragraph-properties style:line-height-at-least="0.503cm"/>
      <style:text-properties fo:color="#f8f8f2" style:font-name="Consolas" fo:font-size="10.5pt" fo:font-weight="normal" officeooo:rsid="001b6382" officeooo:paragraph-rsid="001b6382" fo:background-color="#272822"/>
    </style:style>
    <style:style style:name="P6" style:family="paragraph" style:parent-style-name="Standard">
      <style:paragraph-properties style:line-height-at-least="0.503cm"/>
      <style:text-properties fo:color="#f8f8f2" fo:background-color="#272822"/>
    </style:style>
    <style:style style:name="P7" style:family="paragraph" style:parent-style-name="Standard">
      <style:paragraph-properties style:line-height-at-least="0.503cm"/>
      <style:text-properties fo:color="#88846f" style:font-name="Consolas" fo:font-size="10.5pt" fo:font-weight="normal" fo:background-color="#272822"/>
    </style:style>
    <style:style style:name="P8" style:family="paragraph" style:parent-style-name="Standard">
      <style:paragraph-properties style:line-height-at-least="0.503cm"/>
      <style:text-properties fo:color="#88846f" style:font-name="Consolas" fo:font-size="10.5pt" fo:font-weight="normal" officeooo:rsid="0017e727" officeooo:paragraph-rsid="0017e727" fo:background-color="#272822"/>
    </style:style>
    <style:style style:name="P9" style:family="paragraph" style:parent-style-name="Standard">
      <style:text-properties fo:color="#88846f" style:font-name="Consolas" fo:font-size="10.5pt" fo:font-weight="normal" officeooo:rsid="0017e727" officeooo:paragraph-rsid="0017e727" fo:background-color="#272822"/>
    </style:style>
    <style:style style:name="P10" style:family="paragraph" style:parent-style-name="Standard">
      <style:text-properties officeooo:rsid="0017e727" officeooo:paragraph-rsid="0017e727"/>
    </style:style>
    <style:style style:name="P11" style:family="paragraph" style:parent-style-name="Standard">
      <style:text-properties officeooo:paragraph-rsid="0017e727"/>
    </style:style>
    <style:style style:name="P12" style:family="paragraph" style:parent-style-name="Standard">
      <style:text-properties style:font-name="Arial" officeooo:rsid="0017e727" officeooo:paragraph-rsid="0017e727"/>
    </style:style>
    <style:style style:name="P13" style:family="paragraph" style:parent-style-name="Standard">
      <style:text-properties style:font-name="Arial" officeooo:rsid="0018b47c" officeooo:paragraph-rsid="0018b47c"/>
    </style:style>
    <style:style style:name="P14" style:family="paragraph" style:parent-style-name="Standard">
      <style:text-properties fo:font-weight="bold" officeooo:paragraph-rsid="001a8733" style:font-weight-asian="bold" style:font-weight-complex="bold"/>
    </style:style>
    <style:style style:name="P15" style:family="paragraph" style:parent-style-name="Standard">
      <style:paragraph-properties style:line-height-at-least="0.503cm"/>
      <style:text-properties fo:color="#000000" style:font-name="Arial" officeooo:rsid="001b6382" officeooo:paragraph-rsid="001b6382" fo:background-color="#ffffff"/>
    </style:style>
    <style:style style:name="P16" style:family="paragraph" style:parent-style-name="Standard">
      <style:paragraph-properties style:line-height-at-least="0.503cm"/>
      <style:text-properties fo:color="#000000" style:font-name="Arial" officeooo:paragraph-rsid="001b6382" fo:background-color="#ffffff"/>
    </style:style>
    <style:style style:name="P17" style:family="paragraph" style:parent-style-name="Standard">
      <style:paragraph-properties style:line-height-at-least="0.503cm"/>
      <style:text-properties fo:color="#000000" style:font-name="Arial" officeooo:rsid="001c7a8f" officeooo:paragraph-rsid="001c7a8f" fo:background-color="#ffffff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style:font-name="Consolas" fo:font-size="10.5pt" fo:font-weight="normal" officeooo:rsid="0017e727"/>
    </style:style>
    <style:style style:name="T3" style:family="text">
      <style:text-properties fo:font-size="10.5pt" fo:font-weight="normal"/>
    </style:style>
    <style:style style:name="T4" style:family="text">
      <style:text-properties fo:font-size="10.5pt" fo:font-weight="normal" officeooo:rsid="001b6382"/>
    </style:style>
    <style:style style:name="T5" style:family="text">
      <style:text-properties fo:color="#f8f8f2" style:font-name="Arial" fo:font-size="10.5pt" fo:font-weight="normal" fo:background-color="#272822" loext:char-shading-value="0"/>
    </style:style>
    <style:style style:name="T6" style:family="text">
      <style:text-properties fo:color="#f92672"/>
    </style:style>
    <style:style style:name="T7" style:family="text">
      <style:text-properties fo:color="#f92672" style:font-name="Consolas" fo:font-size="10.5pt" fo:font-weight="normal"/>
    </style:style>
    <style:style style:name="T8" style:family="text">
      <style:text-properties fo:color="#f92672" style:text-line-through-style="none" style:text-line-through-type="none"/>
    </style:style>
    <style:style style:name="T9" style:family="text">
      <style:text-properties fo:color="#f92672" style:font-name="Arial" fo:font-size="10.5pt" fo:font-weight="normal" fo:background-color="#272822" loext:char-shading-value="0"/>
    </style:style>
    <style:style style:name="T10" style:family="text">
      <style:text-properties fo:color="#a6e22e"/>
    </style:style>
    <style:style style:name="T11" style:family="text">
      <style:text-properties fo:color="#a6e22e" style:font-name="Consolas" fo:font-size="10.5pt" fo:font-weight="normal"/>
    </style:style>
    <style:style style:name="T12" style:family="text">
      <style:text-properties fo:color="#a6e22e" style:text-line-through-style="none" style:text-line-through-type="none"/>
    </style:style>
    <style:style style:name="T13" style:family="text">
      <style:text-properties fo:color="#a6e22e" style:text-line-through-style="none" style:text-line-through-type="none" style:text-underline-style="solid" style:text-underline-width="auto" style:text-underline-color="font-color"/>
    </style:style>
    <style:style style:name="T14" style:family="text">
      <style:text-properties fo:color="#a6e22e" style:text-underline-style="solid" style:text-underline-width="auto" style:text-underline-color="font-color"/>
    </style:style>
    <style:style style:name="T15" style:family="text">
      <style:text-properties fo:color="#e6db74"/>
    </style:style>
    <style:style style:name="T16" style:family="text">
      <style:text-properties fo:color="#e6db74" style:font-name="Consolas" fo:font-size="10.5pt" fo:font-weight="normal"/>
    </style:style>
    <style:style style:name="T17" style:family="text">
      <style:text-properties fo:color="#e6db74" style:text-line-through-style="none" style:text-line-through-type="none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style:font-name="Arial" officeooo:rsid="0018b47c"/>
    </style:style>
    <style:style style:name="T20" style:family="text">
      <style:text-properties style:text-line-through-style="none" style:text-line-through-type="none" style:font-name="Arial" officeooo:rsid="001a8733"/>
    </style:style>
    <style:style style:name="T21" style:family="text">
      <style:text-properties style:text-line-through-style="none" style:text-line-through-type="none" style:font-name="Arial" officeooo:rsid="001b6382"/>
    </style:style>
    <style:style style:name="T22" style:family="text">
      <style:text-properties style:font-name="Arial"/>
    </style:style>
    <style:style style:name="T23" style:family="text">
      <style:text-properties style:font-name="Arial" officeooo:rsid="0017e727"/>
    </style:style>
    <style:style style:name="T24" style:family="text">
      <style:text-properties style:font-name="Arial" officeooo:rsid="0018b47c"/>
    </style:style>
    <style:style style:name="T25" style:family="text">
      <style:text-properties style:font-name="Arial" officeooo:rsid="001b6382"/>
    </style:style>
    <style:style style:name="T26" style:family="text">
      <style:text-properties fo:color="#66d9ef" style:text-line-through-style="none" style:text-line-through-type="none" fo:font-style="italic"/>
    </style:style>
    <style:style style:name="T27" style:family="text">
      <style:text-properties fo:color="#66d9ef" fo:font-style="italic"/>
    </style:style>
    <style:style style:name="T28" style:family="text">
      <style:text-properties fo:color="#66d9ef" style:font-name="Arial" fo:font-size="10.5pt" fo:font-style="italic" fo:font-weight="normal" fo:background-color="#272822" loext:char-shading-value="0"/>
    </style:style>
    <style:style style:name="T29" style:family="text">
      <style:text-properties fo:color="#ae81ff"/>
    </style:style>
    <style:style style:name="T30" style:family="text">
      <style:text-properties fo:color="#ae81ff" style:font-name="Arial" fo:font-size="10.5pt" fo:font-weight="normal" fo:background-color="#272822" loext:char-shading-value="0"/>
    </style:style>
    <style:style style:name="T31" style:family="text">
      <style:text-properties fo:color="#88846f"/>
    </style:style>
    <style:style style:name="T32" style:family="text">
      <style:text-properties fo:color="#88846f" style:font-name="Arial" fo:font-size="10.5pt" fo:font-weight="normal" fo:background-color="#272822" loext:char-shading-value="0"/>
    </style:style>
    <style:style style:name="T33" style:family="text">
      <style:text-properties fo:color="#88846f" style:text-line-through-style="none" style:text-line-through-type="none"/>
    </style:style>
    <style:style style:name="T34" style:family="text">
      <style:text-properties fo:color="#88846f" style:font-name="Consolas" fo:font-size="10.5pt" fo:font-weight="normal" fo:background-color="#272822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y structure in index.view</text:p>
      <text:p text:style-name="P7"/>
      <text:p text:style-name="P7">&lt;!--TEXT--&gt;</text:p>
      <text:p text:style-name="P6">    <text:span text:style-name="T1">&lt;</text:span><text:span text:style-name="T7">svg</text:span><text:span text:style-name="T1"> </text:span><text:span text:style-name="T11">id</text:span><text:span text:style-name="T1">= </text:span><text:span text:style-name="T16">"position"</text:span><text:span text:style-name="T1">&gt;</text:span></text:p>
      <text:p text:style-name="P6">      <text:span text:style-name="T1">&lt;</text:span><text:span text:style-name="T7">text</text:span><text:span text:style-name="T1"> </text:span><text:span text:style-name="T11">id</text:span><text:span text:style-name="T1">=</text:span><text:span text:style-name="T16">"myText"</text:span><text:span text:style-name="T1"> </text:span><text:span text:style-name="T11">class</text:span><text:span text:style-name="T1">=</text:span><text:span text:style-name="T16">"text"</text:span><text:span text:style-name="T1"> </text:span><text:span text:style-name="T11">x</text:span><text:span text:style-name="T1">=</text:span><text:span text:style-name="T16">"50%"</text:span><text:span text:style-name="T1"> </text:span><text:span text:style-name="T11">y</text:span><text:span text:style-name="T1">=</text:span><text:span text:style-name="T16">"50%"</text:span><text:span text:style-name="T1"> </text:span><text:span text:style-name="T11">opacity</text:span><text:span text:style-name="T1">=</text:span><text:span text:style-name="T16">"0"</text:span><text:span text:style-name="T1"> &gt;0123456789&lt;/</text:span><text:span text:style-name="T7">text</text:span><text:span text:style-name="T1">&gt;</text:span></text:p>
      <text:p text:style-name="P6">      <text:span text:style-name="T1">&lt;</text:span><text:span text:style-name="T7">g</text:span><text:span text:style-name="T1"> </text:span><text:span text:style-name="T11">id</text:span><text:span text:style-name="T1">=</text:span><text:span text:style-name="T16">"textChars"</text:span><text:span text:style-name="T1"> </text:span><text:span text:style-name="T11">transform</text:span><text:span text:style-name="T1">=</text:span><text:span text:style-name="T16">"translate(50%,50%) rotate(0)"</text:span><text:span text:style-name="T1">&gt;</text:span></text:p>
      <text:p text:style-name="P6">         <text:span text:style-name="T1">&lt;</text:span><text:span text:style-name="T7">g</text:span><text:span text:style-name="T1">&gt;</text:span></text:p>
      <text:p text:style-name="P6">            <text:span text:style-name="T1">&lt;</text:span><text:span text:style-name="T7">g</text:span><text:span text:style-name="T1"> &gt;</text:span></text:p>
      <text:p text:style-name="P6">               <text:span text:style-name="T1">&lt;</text:span><text:span text:style-name="T7">text</text:span><text:span text:style-name="T1"> </text:span><text:span text:style-name="T11">class</text:span><text:span text:style-name="T1">=</text:span><text:span text:style-name="T16">"text char"</text:span><text:span text:style-name="T1">/&gt;</text:span></text:p>
      <text:p text:style-name="P6">            <text:span text:style-name="T1">&lt;/</text:span><text:span text:style-name="T7">g</text:span><text:span text:style-name="T1">&gt;</text:span></text:p>
      <text:p text:style-name="P6"><text:span text:style-name="T1">… </text:span><text:span text:style-name="T2">more chars</text:span></text:p>
      <text:p text:style-name="P6">         <text:span text:style-name="T1">&lt;/</text:span><text:span text:style-name="T7">g</text:span><text:span text:style-name="T1">&gt; </text:span></text:p>
      <text:p text:style-name="P6">      <text:span text:style-name="T1">&lt;/</text:span><text:span text:style-name="T7">g</text:span><text:span text:style-name="T1">&gt;</text:span></text:p>
      <text:p text:style-name="Standard"/>
      <text:p text:style-name="P12">used like:</text:p>
      <text:p text:style-name="P12"/>
      <text:p text:style-name="P11"><text:span text:style-name="T23">id position<text:tab/>- x,y </text:span><text:span text:style-name="T24">=&gt; </text:span><text:span text:style-name="T23"><text:s/>move text circle</text:span><text:span text:style-name="T24">´s center point</text:span><text:span text:style-name="T23">, </text:span><text:span text:style-name="T25">the whole thing</text:span></text:p>
      <text:p text:style-name="P11"><text:span text:style-name="T23">id myText<text:tab/>- to reach indiviual text / </text:span><text:span text:style-name="T25">(</text:span><text:span text:style-name="T23">center all text</text:span><text:span text:style-name="T24">(translate(50%/50%) - </text:span><text:span text:style-name="T25">could be removed, used it only for reference text)</text:span><text:span text:style-name="T23"><text:line-break/>class text<text:tab/>- </text:span><text:span text:style-name="T19">for font properties in css – </text:span><text:span text:style-name="T21">(could be removed as attached to „mother-text“)</text:span></text:p>
      <text:p text:style-name="P14"><text:span text:style-name="T19">c</text:span><text:span text:style-name="T20">lass char<text:tab/>- radius as (-char.y), reach parent&lt;g&gt;, reach parent.parent &lt;g&gt;</text:span></text:p>
      <text:p text:style-name="P12"><text:span text:style-name="T18">next g<text:tab/><text:tab/>- as „container“ for all chars to rotate whole text</text:span></text:p>
      <text:p text:style-name="P12"><text:span text:style-name="T18">next g<text:tab/><text:tab/>- as „container“ for single chars to rotate individual</text:span></text:p>
      <text:p text:style-name="P12"><text:span text:style-name="T18"/></text:p>
      <text:p text:style-name="P13"><text:span text:style-name="T18">get them in index.ts =&gt;</text:span></text:p>
      <text:p text:style-name="P13"><text:span text:style-name="T18"/></text:p>
      <text:p text:style-name="P3"><text:span text:style-name="T26">let</text:span><text:span text:style-name="T18"> myText </text:span><text:span text:style-name="T8">=</text:span><text:span text:style-name="T18"> document.</text:span><text:span text:style-name="T12">getElementById</text:span><text:span text:style-name="T18">(</text:span><text:span text:style-name="T17">"myText"</text:span><text:span text:style-name="T18">);</text:span></text:p>
      <text:p text:style-name="P2"><text:span text:style-name="T27">let</text:span> position <text:span text:style-name="T6">=</text:span> document.<text:span text:style-name="T10">getElementById</text:span>(<text:span text:style-name="T15">"position"</text:span>) <text:span text:style-name="T6">as</text:span> <text:span text:style-name="T14">ContainerElement</text:span>;</text:p>
      <text:p text:style-name="P3"><text:span text:style-name="T26">let</text:span><text:span text:style-name="T18"> char  </text:span><text:span text:style-name="T8">=</text:span><text:span text:style-name="T18"> document.</text:span><text:span text:style-name="T12">getElementsByClassName</text:span><text:span text:style-name="T18">(</text:span><text:span text:style-name="T17">"char"</text:span><text:span text:style-name="T18">) </text:span><text:span text:style-name="T8">as</text:span><text:span text:style-name="T18"> </text:span><text:span text:style-name="T13">TextElement</text:span><text:span text:style-name="T18">[];</text:span><text:span text:style-name="T33">// single char textElements</text:span></text:p>
      <text:p text:style-name="P13"><text:span text:style-name="T18"/></text:p>
      <text:p text:style-name="P1"><text:span text:style-name="T28">let</text:span><text:span text:style-name="T5"> centerX</text:span><text:span text:style-name="T9">:</text:span><text:span text:style-name="T5"> </text:span><text:span text:style-name="T28">number</text:span><text:span text:style-name="T5"> </text:span><text:span text:style-name="T9">=</text:span><text:span text:style-name="T5"> </text:span><text:span text:style-name="T30">168</text:span><text:span text:style-name="T5">; </text:span><text:span text:style-name="T32">//moves the centerpoint of the circle</text:span></text:p>
      <text:p text:style-name="P2"><text:span text:style-name="T27">let</text:span> centerY<text:span text:style-name="T6">:</text:span> <text:span text:style-name="T27">number</text:span> <text:span text:style-name="T6">=</text:span> <text:span text:style-name="T29">168</text:span>;</text:p>
      <text:p text:style-name="P9"><text:span text:style-name="T22">/*CENTER OF ROTATION*/</text:span></text:p>
      <text:p text:style-name="P2">position.x <text:span text:style-name="T6">=</text:span> centerX <text:span text:style-name="T6">-</text:span> device.screen.width <text:span text:style-name="T6">/</text:span> <text:span text:style-name="T29">2</text:span>; <text:span text:style-name="T31">// -half width</text:span></text:p>
      <text:p text:style-name="P2">position.y <text:span text:style-name="T6">=</text:span> centerY <text:span text:style-name="T6">-</text:span> device.screen.height <text:span text:style-name="T6">/</text:span> <text:span text:style-name="T29">2</text:span>;</text:p>
      <text:p text:style-name="P5"><text:soft-page-break/>Your structure of the symbol in index.view</text:p>
      <text:p text:style-name="P2"/>
      <text:p text:style-name="P2">&lt;<text:span text:style-name="T6">defs</text:span>&gt;</text:p>
      <text:p text:style-name="P6">  <text:span text:style-name="T1">&lt;</text:span><text:span text:style-name="T7">symbol</text:span><text:span text:style-name="T1"> </text:span><text:span text:style-name="T11">id</text:span><text:span text:style-name="T1">=</text:span><text:span text:style-name="T16">"curvedText"</text:span><text:span text:style-name="T1"> </text:span><text:span text:style-name="T11">class</text:span><text:span text:style-name="T1">=</text:span><text:span text:style-name="T16">"curvedText"</text:span><text:span text:style-name="T1"> &gt;</text:span></text:p>
      <text:p text:style-name="P6">    <text:span text:style-name="T1">&lt;</text:span><text:span text:style-name="T7">text</text:span><text:span text:style-name="T1"> </text:span><text:span text:style-name="T11">id</text:span><text:span text:style-name="T1">=</text:span><text:span text:style-name="T16">"text"</text:span><text:span text:style-name="T1"> </text:span><text:span text:style-name="T11">opacity</text:span><text:span text:style-name="T1">=</text:span><text:span text:style-name="T16">"0"</text:span><text:span text:style-name="T1"> </text:span><text:span text:style-name="T11">text-length</text:span><text:span text:style-name="T1">=</text:span><text:span text:style-name="T16">"24"</text:span><text:span text:style-name="T1"> /&gt;</text:span></text:p>
      <text:p text:style-name="P6">    <text:span text:style-name="T1">&lt;</text:span><text:span text:style-name="T7">circle</text:span><text:span text:style-name="T1"> </text:span><text:span text:style-name="T11">id</text:span><text:span text:style-name="T1">=</text:span><text:span text:style-name="T16">"position"</text:span><text:span text:style-name="T1"> </text:span><text:span text:style-name="T11">opacity</text:span><text:span text:style-name="T1">=</text:span><text:span text:style-name="T16">"0"</text:span><text:span text:style-name="T1"> /&gt;</text:span></text:p>
      <text:p text:style-name="P6">    <text:span text:style-name="T1">&lt;</text:span><text:span text:style-name="T7">svg</text:span><text:span text:style-name="T1"> </text:span><text:span text:style-name="T11">id</text:span><text:span text:style-name="T1">= </text:span><text:span text:style-name="T16">"charGroup"</text:span><text:span text:style-name="T1">&gt;</text:span></text:p>
      <text:p text:style-name="P6">      <text:span text:style-name="T1">&lt;</text:span><text:span text:style-name="T7">g</text:span><text:span text:style-name="T1"> </text:span><text:span text:style-name="T11">id</text:span><text:span text:style-name="T1">=</text:span><text:span text:style-name="T16">"textChars"</text:span><text:span text:style-name="T1"> </text:span><text:span text:style-name="T11">transform</text:span><text:span text:style-name="T1">=</text:span><text:span text:style-name="T16">"translate(50%,50%) rotate(0)"</text:span><text:span text:style-name="T1">&gt;</text:span></text:p>
      <text:p text:style-name="P6">         <text:span text:style-name="T1">&lt;</text:span><text:span text:style-name="T7">g</text:span><text:span text:style-name="T1">&gt; </text:span></text:p>
      <text:p text:style-name="P6">            <text:span text:style-name="T1">&lt;</text:span><text:span text:style-name="T7">g</text:span><text:span text:style-name="T1"> &gt;</text:span></text:p>
      <text:p text:style-name="P6">               <text:span text:style-name="T1">&lt;</text:span><text:span text:style-name="T7">text</text:span><text:span text:style-name="T1"> </text:span><text:span text:style-name="T11">class</text:span><text:span text:style-name="T1">=</text:span><text:span text:style-name="T16">"text char"</text:span><text:span text:style-name="T1">/&gt;</text:span></text:p>
      <text:p text:style-name="P6">            <text:span text:style-name="T1">&lt;/</text:span><text:span text:style-name="T7">g</text:span><text:span text:style-name="T1">&gt;</text:span></text:p>
      <text:p text:style-name="P6"><text:span text:style-name="T1"/></text:p>
      <text:p text:style-name="P6"><text:span text:style-name="T1"/></text:p>
      <text:p text:style-name="P15"><text:span text:style-name="T3">I know, I´m really close, it´s a structural „problem“ as your radius is not -char[i].y</text:span></text:p>
      <text:p text:style-name="P15"><text:span text:style-name="T3">and you use charGroup for rotating (?)</text:span></text:p>
      <text:p text:style-name="P15"><text:span text:style-name="T3">where I use char[i].parent.parent.</text:span></text:p>
      <text:p text:style-name="P15"><text:span text:style-name="T3"/></text:p>
      <text:p text:style-name="P16"><text:span text:style-name="T4">This way they commands for aligning run to nowhere.<text:line-break/><text:line-break/>But I´m not able to fix it, or better: I`m afraid to ruin your code haha<text:line-break/><text:line-break/>I think we are really, really close to make it run<text:line-break/><text:line-break/>In may approach I tried<text:line-break/><text:line-break/></text:span><text:span text:style-name="T34">let t: number;</text:span></text:p>
      <text:p text:style-name="P7">//textID[t].id;</text:p>
      <text:p text:style-name="P7">for (t = 0; t &lt; textID.length; t++) {</text:p>
      <text:p text:style-name="P7">console.log("all texts ID "+textID[t].id);</text:p>
      <text:p text:style-name="P7">let content = textID ;</text:p>
      <text:p text:style-name="P7">console.log("all texts by ID " + content[t].text)</text:p>
      <text:p text:style-name="P17"><text:soft-page-break/><text:span text:style-name="T3">then chars were char[i] of content[t] <text:s/><text:line-break/>now I´m confusing myself.<text:line-break/>I hope I´m on the right trail and could explain what I mean;<text:line-break/><text:line-break/>and in every case: you will find the fix :)))</text:span></text:p>
      <text:p text:style-name="P2"/>
      <text:p text:style-name="P4"/>
      <text:p text:style-name="P10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7T11:33:06.305000000</meta:creation-date>
    <meta:editing-cycles>1</meta:editing-cycles>
    <meta:editing-duration>PT3M4S</meta:editing-duration>
    <dc:date>2020-12-17T13:42:31.718000000</dc:date>
    <meta:document-statistic meta:table-count="0" meta:image-count="0" meta:object-count="0" meta:page-count="3" meta:paragraph-count="49" meta:word-count="342" meta:character-count="2354" meta:non-whitespace-character-count="1900"/>
    <meta:generator>LibreOffice/6.4.1.2$Windows_X86_64 LibreOffice_project/4d224e95b98b138af42a64d84056446d09082932</meta:generator>
  </office:meta>
</office:document-meta>
</file>